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style:style style:name="T32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</text:span><text:span text:style-name="T3">3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1" text:outline-level="2"/>
      <text:h text:style-name="Heading_20_2" text:outline-level="2">Идеи</text:h>
      <text:list xml:id="list3195431641398341053" text:style-name="L1">
        <text:list-item>
          <text:p text:style-name="P22">Книги:</text:p>
        </text:list-item>
      </text:list>
      <text:list xml:id="list3743823597359771658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225216752864950132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16T00:50:32.28</dc:date>
    <meta:editing-duration>P10DT23H22M51S</meta:editing-duration>
    <meta:editing-cycles>379</meta:editing-cycles>
    <meta:generator>OpenOffice/4.1.1$Win32 OpenOffice.org_project/411m6$Build-9775</meta:generator>
    <meta:document-statistic meta:table-count="0" meta:image-count="0" meta:object-count="0" meta:page-count="4" meta:paragraph-count="111" meta:word-count="1316" meta:character-count="8473"/>
    <dc:creator>макс </dc:creator>
  </office:meta>
</office:document-meta>
</file>